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language="es" fo:country="ES" style:font-size-asian="11pt"/>
    </style:style>
    <style:style style:name="P2" style:family="paragraph" style:parent-style-name="Standard">
      <style:text-properties style:font-name="Courier New" fo:font-size="11pt" fo:language="es" fo:country="ES" style:text-underline-style="none" style:font-size-asian="11pt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1pt" fo:language="es" fo:country="ES" style:text-underline-style="none" style:font-size-asian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Courier New" fo:font-size="11pt" fo:language="es" fo:country="ES" style:font-size-asian="11pt"/>
    </style:style>
    <style:style style:name="P6" style:family="paragraph" style:parent-style-name="Standard">
      <style:text-properties style:font-name="Courier New" fo:font-size="11pt" fo:language="es" fo:country="ES" style:text-underline-style="none" style:font-size-asian="11pt"/>
    </style:style>
    <style:style style:name="T1" style:family="text">
      <style:text-properties style:font-name="Courier New" fo:font-size="11pt" fo:language="es" fo:country="ES" style:font-size-asian="11pt"/>
    </style:style>
    <style:style style:name="T2" style:family="text">
      <style:text-properties style:font-name="Courier New" fo:font-size="11pt" fo:language="es" fo:country="ES" style:text-underline-style="solid" style:text-underline-width="auto" style:text-underline-color="font-color" style:font-size-asian="11pt"/>
    </style:style>
    <style:style style:name="T3" style:family="text">
      <style:text-properties style:font-name="Courier New" fo:font-size="11pt" fo:language="es" fo:country="ES" style:text-underline-style="none" style:font-size-asian="11pt"/>
    </style:style>
    <style:style style:name="T4" style:family="text">
      <style:text-properties officeooo:rsid="001617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a BD movies està formada per 5 taules que tenen els esquemes següents:</text:p>
      <text:p text:style-name="P1"><text:tab/></text:p>
      <text:p text:style-name="P4"><text:span text:style-name="T1"><text:tab/>tb_genre(</text:span><text:span text:style-name="T2">genre_id</text:span><text:span text:style-name="T3">, genre_name, created_by_user, created_date, updated_date)</text:span></text:p>
      <text:p text:style-name="P3"/>
      <text:p text:style-name="P4"><text:span text:style-name="T3"><text:tab/>tb_movie(</text:span><text:span text:style-name="T2">movie_id</text:span><text:span text:style-name="T3">, movie_title, movie_date, movie_format, movie_genre_id, created_by_user, created_date, updated_date)</text:span></text:p>
      <text:p text:style-name="P3"/>
      <text:p text:style-name="P4"><text:span text:style-name="T3"><text:tab/>tb_role(</text:span><text:span text:style-name="T2">role_id</text:span><text:span text:style-name="T3">, role_name, created_by_user, created_date, updated_date)</text:span></text:p>
      <text:p text:style-name="P3"/>
      <text:p text:style-name="P4"><text:span text:style-name="T3"><text:tab/>tb_person(</text:span><text:span text:style-name="T2">person_id</text:span><text:span text:style-name="T3">, person_name, person_country, person_dob, person_dod, person_parent_id, created_by_user, created_date, updated_date)</text:span></text:p>
      <text:p text:style-name="P3"/>
      <text:p text:style-name="P4"><text:span text:style-name="T3"><text:tab/>tb_movie_person(</text:span><text:span text:style-name="T2">movie_id, person_id, role_id</text:span><text:span text:style-name="T3">, movie_award_ind, created_by_user, created_date, updated_date)<text:tab/></text:span></text:p>
      <text:p text:style-name="P2"/>
      <text:p text:style-name="P2"/>
      <text:p text:style-name="P2"><text:tab/></text:p>
      <text:p text:style-name="P2">_____: <text:span text:style-name="T4">Primary key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258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1T11:35:47.175000000</dc:date>
    <meta:editing-duration>PT1M38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9" meta:word-count="50" meta:character-count="605" meta:non-whitespace-character-count="554"/>
  </office:meta>
</office:document-meta>
</file>